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7" style:family="paragraph" style:parent-style-name="Standard" style:list-style-name="L6">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list-style-name="L7">
      <style:paragraph-properties fo:text-align="start" style:justify-single-word="false"/>
      <style:text-properties fo:font-size="12pt" fo:font-weight="normal"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11"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2"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list-style-name="L3">
      <style:paragraph-properties fo:text-align="start" style:justify-single-word="false"/>
    </style:style>
    <style:style style:name="P14" style:family="paragraph" style:parent-style-name="Standard" style:list-style-name="L5">
      <style:paragraph-properties fo:text-align="start" style:justify-single-word="false"/>
    </style:style>
    <style:style style:name="P15" style:family="paragraph" style:parent-style-name="Standard" style:list-style-name="L6">
      <style:paragraph-properties fo:text-align="start" style:justify-single-word="false"/>
    </style:style>
    <style:style style:name="T1" style:family="text">
      <style:text-properties fo:font-size="12pt" fo:font-weight="normal" style:font-size-asian="10.5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ion masking in isotropic FLAIR</text:p>
      <text:p text:style-name="P2">the first step towards standard-space registration with pathologies</text:p>
      <text:p text:style-name="P2"/>
      <text:p text:style-name="P3">Problem description:</text:p>
      <text:p text:style-name="P5">Lesion to symptom mapping requires the registration of many cases to a standard-space. Registering the sequences of a pathological case to a standard-space atlas has to deal with the problem of non-existent correspondences between the pathological area and the atlas, which was created by averaging healthy subjects. The missing correspondence can easily cause the registration algorithm to fail, especially in the case of large lesions.</text:p>
      <text:p text:style-name="P5">The common approach to deal with problem is to manually segment the pathologies in the original MR sequences and then conducting the registration with the lesion area masked out. The manual segmentation is tedious, time-consuming and prone to inter- &amp; intra-observer errors.</text:p>
      <text:p text:style-name="P5"/>
      <text:p text:style-name="P3">Approach:</text:p>
      <text:p text:style-name="P5">The masks for the registration procedure are not required to be highly accurate. All WMH should be segmented, possibly with a security margin of a few mm. The larger the regions, the more important <text:s/>the masking out. Small false-positives might be acceptable.</text:p>
      <text:p text:style-name="P9"/>
      <text:p text:style-name="P5">Under this assumption, we first re-sample the considered sequence (FLAIR) to isotropic space at medium resolution (2x2x2mm) to account for spacing difference between different image sources. This resolution is sufficient for the purpose.</text:p>
      <text:p text:style-name="P5">Using Random Decision Forest (RDF) to classify all voxels as white matter hyper-intensity (WMH) or remaining tissue, the pathologies in the sequence are segmented. Small (&lt; 4ml) binary objects are removed from the segmentation results as 1. most lesions are considerable larger and 2. WMH of a size &lt; 4ml are not considered to disturb the registration process significantly.</text:p>
      <text:p text:style-name="P5"/>
      <text:p text:style-name="P3">Research questions:</text:p>
      <text:list xml:id="list1684954693" text:style-name="L1">
        <text:list-item>
          <text:p text:style-name="P6">Is the FLAIR sequence alone sufficient for creating a registration masking?</text:p>
        </text:list-item>
        <text:list-item>
          <text:p text:style-name="P6">Should the FLAIR be re-sampled to isotropic spacing? And if yes, which resolution would be most suitable?</text:p>
        </text:list-item>
        <text:list-item>
          <text:p text:style-name="P6">Which feature-combination is the most suitable?</text:p>
        </text:list-item>
        <text:list-item>
          <text:p text:style-name="P6">Which training set size would be the most suitable?</text:p>
        </text:list-item>
        <text:list-item>
          <text:p text:style-name="P6">How does the pre-processing influence the outcome?</text:p>
        </text:list-item>
        <text:list-item>
          <text:p text:style-name="P6">Which post-processing steps are most suitable.</text:p>
        </text:list-item>
      </text:list>
      <text:p text:style-name="P5"/>
      <text:list xml:id="list1985961554" text:continue-numbering="true" text:style-name="L1">
        <text:list-item>
          <text:p text:style-name="P6">Does the segmentation quality correlate with the lesion size?</text:p>
        </text:list-item>
        <text:list-item>
          <text:p text:style-name="P6">Does the segmentation quality correlate with the NIH SS?</text:p>
        </text:list-item>
        <text:list-item>
          <text:p text:style-name="P6">Does the segmentation quality correlate with the time since stroke (TSS) onset?</text:p>
        </text:list-item>
        <text:list-item>
          <text:p text:style-name="P6">Is the method robust against enclosed haemorrhages?</text:p>
        </text:list-item>
        <text:list-item>
          <text:p text:style-name="P6">Is the method robust against image quality?</text:p>
        </text:list-item>
      </text:list>
      <text:p text:style-name="P5"/>
      <text:list xml:id="list1187905987" text:continue-numbering="true" text:style-name="L1">
        <text:list-item>
          <text:p text:style-name="P6">How does the registration results compare to the ones obtained using the ground-truth as registration mask?</text:p>
        </text:list-item>
      </text:list>
      <text:p text:style-name="P5"/>
      <text:list xml:id="list677156372" text:continue-numbering="true" text:style-name="L1">
        <text:list-item>
          <text:p text:style-name="P6">How is the performance, when only cases \wo other WMHs are considered?</text:p>
        </text:list-item>
      </text:list>
      <text:p text:style-name="P5"/>
      <text:p text:style-name="P5"/>
      <text:p text:style-name="P5"/>
      <text:p text:style-name="P5"/>
      <text:p text:style-name="P5"><text:soft-page-break/></text:p>
      <text:p text:style-name="P5"/>
      <text:p text:style-name="P3">Evaluation:</text:p>
      <text:p text:style-name="P5">We consider two evaluation set-ups.</text:p>
      <text:list xml:id="list1946345345" text:style-name="L5">
        <text:list-item>
          <text:p text:style-name="P14"><text:span text:style-name="T1">First, there is the evaluation by comparing the binary segmentations of the RDF and the ground truth with different metrics. These measures give us an idea of segmentation accuracy of the RDF.</text:span></text:p>
        </text:list-item>
        <text:list-item>
          <text:p text:style-name="P14"><text:span text:style-name="T1">Secondly, we evaluate the registration outcome, since the segmentation quality does no necessarily coincides with the quality of the subsequent registration. We can compare here:</text:span></text:p>
        </text:list-item>
      </text:list>
      <text:list xml:id="list332189419" text:style-name="L3">
        <text:list-item>
          <text:p text:style-name="P13"><text:span text:style-name="T1">The global average SSD between the registration results achieved using the ground truth and <text:s/>using the RDF segmentation</text:span></text:p>
        </text:list-item>
        <text:list-item>
          <text:p text:style-name="P13"><text:span text:style-name="T1">The average SSD under the ground-truth mask between the registration results achieved using the ground truth and <text:s/>using the RDF segmentation</text:span></text:p>
          <text:p text:style-name="P13"><text:span text:style-name="T1"/></text:p>
        </text:list-item>
      </text:list>
      <text:p text:style-name="P3">Experimental set-ups:</text:p>
      <text:p text:style-name="P5"/>
      <text:p text:style-name="P10">EXP01: Tuning</text:p>
      <text:p text:style-name="P5">Using evaluation method A), we compare different feature selections, pre-processing and post-processing steps as well as re-sampling settings in circular optimization fashion:</text:p>
      <text:p text:style-name="P5"/>
      <text:list xml:id="list2100105751" text:style-name="L6">
        <text:list-item>
          <text:p text:style-name="P7">Different feature sets</text:p>
        </text:list-item>
        <text:list-item>
          <text:p text:style-name="P15"><text:span text:style-name="T1">Different training set sizes</text:span></text:p>
        </text:list-item>
        <text:list-item>
          <text:p text:style-name="P7">Different post-processing</text:p>
        </text:list-item>
        <text:list-item>
          <text:p text:style-name="P7">Different pre-processing</text:p>
        </text:list-item>
        <text:list-item>
          <text:p text:style-name="P7">Different re-sampling settings</text:p>
        </text:list-item>
      </text:list>
      <text:p text:style-name="P5"/>
      <text:p text:style-name="P5">Until the quality converges towards a final value.</text:p>
      <text:p text:style-name="P5"/>
      <text:p text:style-name="P10">EXP02: Statistical correlations</text:p>
      <text:p text:style-name="P5">Compare the tuned results statistically with the various characteristics available for the cases:</text:p>
      <text:list xml:id="list549307522" text:style-name="L7">
        <text:list-item>
          <text:p text:style-name="P8">Rank correlation to lesion size</text:p>
        </text:list-item>
        <text:list-item>
          <text:p text:style-name="P8">Rank correlation to NIH SS</text:p>
        </text:list-item>
        <text:list-item>
          <text:p text:style-name="P8">Rank correlation to TSS</text:p>
        </text:list-item>
        <text:list-item>
          <text:p text:style-name="P8">Influence of haemorrhage presence</text:p>
        </text:list-item>
        <text:list-item>
          <text:p text:style-name="P8">Influence of (FLAIR) image quality</text:p>
        </text:list-item>
      </text:list>
      <text:p text:style-name="P5"/>
      <text:p text:style-name="P10">EXP03: Registration</text:p>
      <text:p text:style-name="P12">Using evaluation method B), the tuned pipeline is evaluated for its performance in the registration procedure.</text:p>
      <text:p text:style-name="P12"/>
      <text:p text:style-name="P10">EXP04: Clean data performance</text:p>
      <text:p text:style-name="P12">The available ground truth only concerns (recent) stroke lesions and does not include other WMHs. This can be considered a disadvantageous for our method, as the registration procedures requires all WMHs to be masked out, a fact not reflected in the training set. The last evaluation is therefore performed using only cases, where the segmented lesion is the only present WMH. The such obtained results are compared against the previous ones (both for evaluation method A) and B)).</text:p>
      <text:p text:style-name="P12"/>
      <text:p text:style-name="P12"/>
      <text:p text:style-name="P12"/>
      <text:p text:style-name="P12"/>
      <text:p text:style-name="P11">Each experiment has dedicated files (expXX*) containing further details.</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kar Maier</meta:initial-creator>
    <meta:creation-date>2014-03-28T10:06:17</meta:creation-date>
    <meta:generator>LibreOffice/3.5$Linux_X86_64 LibreOffice_project/350m1$Build-2</meta:generator>
    <dc:date>2014-03-28T11:39:40</dc:date>
    <dc:creator>Oskar Maier</dc:creator>
    <meta:editing-duration>PT1H30M24S</meta:editing-duration>
    <meta:editing-cycles>81</meta:editing-cycles>
    <meta:printed-by>Oskar Maier</meta:printed-by>
    <meta:print-date>2014-03-28T11:37:49</meta:print-date>
    <meta:document-statistic meta:table-count="0" meta:image-count="0" meta:object-count="0" meta:page-count="2" meta:paragraph-count="50" meta:word-count="711" meta:character-count="4656" meta:non-whitespace-character-count="4018"/>
  </office:meta>
</office:document-meta>
</file>